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inux Biolinum G1" svg:font-family="'Linux Biolinum G'" style:font-adornments="Félkövér" style:font-pitch="variable"/>
    <style:font-face style:name="Linux Biolinum G2" svg:font-family="'Linux Biolinum G'" style:font-adornments="Általános" style:font-pitch="variable"/>
    <style:font-face style:name="Linux Biolinum G:smcp=1" svg:font-family="'Linux Biolinum G:smcp=1'" style:font-pitch="variable"/>
    <style:font-face style:name="Linux Biolinum G:smcp=11" svg:font-family="'Linux Biolinum G:smcp=1'" style:font-adornments="Általános" style:font-pitch="variable"/>
    <style:font-face style:name="Linux Libertine G" svg:font-family="'Linux Libertine G'"/>
    <style:font-face style:name="Linux Libertine G1" svg:font-family="'Linux Libertine G'" style:font-pitch="variable"/>
    <style:font-face style:name="Linux Libertine G2" svg:font-family="'Linux Libertine G'" style:font-adornments="Általános" style:font-pitch="variable"/>
    <style:font-face style:name="Linux Libertine G:smcp=1" svg:font-family="'Linux Libertine G:smcp=1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.101cm" fo:margin-bottom="0.101cm" style:contextual-spacing="false" fo:text-align="center" style:justify-single-word="false" fo:padding="0.049cm" fo:border="0.06pt solid #000000"/>
      <style:text-properties style:font-name="Linux Libertine G" fo:font-style="normal" style:text-underline-style="none" fo:font-weight="bold" officeooo:rsid="005aef13" style:font-style-asian="normal" style:font-weight-asian="bold" style:font-style-complex="normal" style:font-weight-complex="bold"/>
    </style:style>
    <style:style style:name="P2" style:family="paragraph" style:parent-style-name="Kérdések">
      <style:text-properties style:font-name="Linux Biolinum G:smcp=11"/>
    </style:style>
    <style:style style:name="P3" style:family="paragraph" style:parent-style-name="Lehetőségek">
      <style:text-properties officeooo:rsid="001d01fa" officeooo:paragraph-rsid="001d01fa"/>
    </style:style>
    <style:style style:name="P4" style:family="paragraph" style:parent-style-name="Lehetőségek">
      <style:text-properties officeooo:paragraph-rsid="001d01fa"/>
    </style:style>
    <style:style style:name="P5" style:family="paragraph" style:parent-style-name="Lehetőségek">
      <style:text-properties style:font-name="Linux Libertine G1"/>
    </style:style>
    <style:style style:name="P6" style:family="paragraph" style:parent-style-name="Kérdések">
      <style:text-properties style:font-name="Linux Biolinum G:smcp=11" officeooo:rsid="005eebed" officeooo:paragraph-rsid="005eebed"/>
    </style:style>
    <style:style style:name="P7" style:family="paragraph" style:parent-style-name="Lehetőségek">
      <style:text-properties officeooo:paragraph-rsid="005eebed"/>
    </style:style>
    <style:style style:name="P8" style:family="paragraph" style:parent-style-name="Kérdések">
      <style:text-properties style:font-name="Linux Biolinum G:smcp=11" officeooo:rsid="001d01fa" officeooo:paragraph-rsid="001d01fa"/>
    </style:style>
    <style:style style:name="P9" style:family="paragraph" style:parent-style-name="Kérdések">
      <style:text-properties style:font-name="Linux Biolinum G:smcp=11" officeooo:rsid="002136dd" officeooo:paragraph-rsid="002136dd"/>
    </style:style>
    <style:style style:name="P10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11" style:family="paragraph" style:parent-style-name="Kérdések">
      <style:paragraph-properties fo:break-before="page"/>
    </style:style>
    <style:style style:name="P12" style:family="paragraph" style:parent-style-name="Lehetőségek">
      <style:text-properties officeooo:paragraph-rsid="007a5c90"/>
    </style:style>
    <style:style style:name="P13" style:family="paragraph" style:parent-style-name="Lehetőségek">
      <style:text-properties style:font-name="Linux Libertine G1" officeooo:paragraph-rsid="006199b5"/>
    </style:style>
    <style:style style:name="P14" style:family="paragraph" style:parent-style-name="Kérdések" style:list-style-name="Kérdések_20_száma">
      <style:text-properties style:font-name="Linux Biolinum G:smcp=11"/>
    </style:style>
    <style:style style:name="P15" style:family="paragraph" style:parent-style-name="Lehetőségek">
      <style:text-properties officeooo:rsid="004e950f" officeooo:paragraph-rsid="004e950f"/>
    </style:style>
    <style:style style:name="P16" style:family="paragraph" style:parent-style-name="Lehetőségek">
      <style:text-properties officeooo:paragraph-rsid="00639365"/>
    </style:style>
    <style:style style:name="P17" style:family="paragraph" style:parent-style-name="Lehetőségek">
      <style:text-properties officeooo:paragraph-rsid="00771a19"/>
    </style:style>
    <style:style style:name="P18" style:family="paragraph" style:parent-style-name="Kérdések">
      <style:text-properties style:font-name="Linux Biolinum G:smcp=11" officeooo:paragraph-rsid="0009d531"/>
    </style:style>
    <style:style style:name="P19" style:family="paragraph" style:parent-style-name="Lehetőségek">
      <style:text-properties officeooo:paragraph-rsid="0009d531"/>
    </style:style>
    <style:style style:name="P20" style:family="paragraph" style:parent-style-name="Kérdések">
      <style:text-properties style:font-name="Linux Biolinum G:smcp=11" officeooo:rsid="0066a4b2" officeooo:paragraph-rsid="0066a4b2"/>
    </style:style>
    <style:style style:name="P21" style:family="paragraph" style:parent-style-name="Kérdések">
      <style:text-properties style:font-name="Liberation Sans" officeooo:rsid="006a1ddf" officeooo:paragraph-rsid="006a1ddf" style:font-name-asian="Times New Roman" style:font-name-complex="Times New Roman"/>
    </style:style>
    <style:style style:name="P22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officeooo:paragraph-rsid="004e950f"/>
    </style:style>
    <style:style style:name="P23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style:font-name-asian="Times New Roman" style:font-name-complex="Times New Roman"/>
    </style:style>
    <style:style style:name="P24" style:family="paragraph" style:parent-style-name="Tabulátoros">
      <style:paragraph-properties fo:padding="0cm" fo:border="none" style:shadow="none" style:join-border="false"/>
      <style:text-properties style:font-name="Linux Libertine G1" style:font-name-asian="Times New Roman" style:font-name-complex="Times New Roman"/>
    </style:style>
    <style:style style:name="P25" style:family="paragraph" style:parent-style-name="Tabulátoros">
      <style:text-properties style:font-name="Linux Libertine G1" style:font-name-asian="Times New Roman" style:font-name-complex="Times New Roman"/>
    </style:style>
    <style:style style:name="P26" style:family="paragraph" style:parent-style-name="Tabulátoros">
      <style:text-properties style:font-name="Linux Libertine G1" fo:font-weight="bold" officeooo:rsid="00199d73" officeooo:paragraph-rsid="00199d73" style:font-weight-asian="bold" style:font-weight-complex="bold"/>
    </style:style>
    <style:style style:name="P27" style:family="paragraph" style:parent-style-name="Tabulátoros">
      <style:text-properties style:font-name="Linux Libertine G1" officeooo:paragraph-rsid="006b8efb"/>
    </style:style>
    <style:style style:name="P28" style:family="paragraph" style:parent-style-name="Lehetőségek">
      <style:text-properties style:font-name="Liberation Sans" style:font-name-asian="Times New Roman" style:font-name-complex="Times New Roman"/>
    </style:style>
    <style:style style:name="P29" style:family="paragraph" style:parent-style-name="Kérdések">
      <style:text-properties style:font-name="Linux Libertine G:smcp=1" officeooo:rsid="006e1cf5" officeooo:paragraph-rsid="006e1cf5" style:font-name-asian="Times New Roman" style:font-name-complex="Times New Roman"/>
    </style:style>
    <style:style style:name="T1" style:family="text">
      <style:text-properties officeooo:rsid="005aef13"/>
    </style:style>
    <style:style style:name="T2" style:family="text">
      <style:text-properties officeooo:rsid="005bdf9a"/>
    </style:style>
    <style:style style:name="T3" style:family="text">
      <style:text-properties officeooo:rsid="00708cf3"/>
    </style:style>
    <style:style style:name="T4" style:family="text">
      <style:text-properties officeooo:rsid="005d792b"/>
    </style:style>
    <style:style style:name="T5" style:family="text">
      <style:text-properties officeooo:rsid="005eebed"/>
    </style:style>
    <style:style style:name="T6" style:family="text">
      <style:text-properties officeooo:rsid="0005ba01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officeooo:rsid="005eebed" style:font-name-asian="Times New Roman" style:font-name-complex="Times New Roman"/>
    </style:style>
    <style:style style:name="T9" style:family="text">
      <style:text-properties officeooo:rsid="0070c1d4"/>
    </style:style>
    <style:style style:name="T10" style:family="text">
      <style:text-properties officeooo:rsid="001d01fa"/>
    </style:style>
    <style:style style:name="T11" style:family="text">
      <style:text-properties style:font-name="Linux Biolinum G:smcp=11" officeooo:rsid="005eebed"/>
    </style:style>
    <style:style style:name="T12" style:family="text">
      <style:text-properties style:font-name="Linux Biolinum G:smcp=11"/>
    </style:style>
    <style:style style:name="T13" style:family="text">
      <style:text-properties style:font-name="Linux Biolinum G:smcp=11" officeooo:rsid="0010d952"/>
    </style:style>
    <style:style style:name="T14" style:family="text">
      <style:text-properties officeooo:rsid="007a5c90"/>
    </style:style>
    <style:style style:name="T15" style:family="text">
      <style:text-properties officeooo:rsid="0060337c"/>
    </style:style>
    <style:style style:name="T16" style:family="text">
      <style:text-properties officeooo:rsid="0060337c" style:font-name-asian="Times New Roman" style:font-name-complex="Times New Roman"/>
    </style:style>
    <style:style style:name="T17" style:family="text">
      <style:text-properties officeooo:rsid="000b435e" style:font-name-asian="Times New Roman" style:font-name-complex="Times New Roman"/>
    </style:style>
    <style:style style:name="T18" style:family="text">
      <style:text-properties officeooo:rsid="006199b5" style:font-name-asian="Times New Roman" style:font-name-complex="Times New Roman"/>
    </style:style>
    <style:style style:name="T19" style:family="text">
      <style:text-properties officeooo:rsid="0075cffa"/>
    </style:style>
    <style:style style:name="T20" style:family="text">
      <style:text-properties officeooo:rsid="00639365"/>
    </style:style>
    <style:style style:name="T21" style:family="text">
      <style:text-properties officeooo:rsid="000b435e"/>
    </style:style>
    <style:style style:name="T22" style:family="text">
      <style:text-properties officeooo:rsid="00646b2c"/>
    </style:style>
    <style:style style:name="T23" style:family="text">
      <style:text-properties officeooo:rsid="0066a4b2"/>
    </style:style>
    <style:style style:name="T24" style:family="text">
      <style:text-properties style:font-name="Linux Biolinum G:smcp=1" officeooo:rsid="006841e7" style:font-name-asian="Times New Roman" style:font-name-complex="Times New Roman"/>
    </style:style>
    <style:style style:name="T25" style:family="text">
      <style:text-properties style:font-name="Linux Biolinum G:smcp=1" officeooo:rsid="0014b297" style:font-name-asian="Times New Roman" style:font-name-complex="Times New Roman"/>
    </style:style>
    <style:style style:name="T26" style:family="text">
      <style:text-properties style:font-name="Linux Biolinum G:smcp=1" officeooo:rsid="002b97e9" style:font-name-asian="Times New Roman" style:font-name-complex="Times New Roman"/>
    </style:style>
    <style:style style:name="T27" style:family="text">
      <style:text-properties officeooo:rsid="0014b297"/>
    </style:style>
    <style:style style:name="T28" style:family="text">
      <style:text-properties officeooo:rsid="006a1ddf"/>
    </style:style>
    <style:style style:name="T29" style:family="text">
      <style:text-properties officeooo:rsid="0023229d"/>
    </style:style>
    <style:style style:name="T30" style:family="text">
      <style:text-properties officeooo:rsid="0045103d"/>
    </style:style>
    <style:style style:name="T31" style:family="text">
      <style:text-properties officeooo:rsid="006b8efb"/>
    </style:style>
    <style:style style:name="T32" style:family="text">
      <style:text-properties officeooo:rsid="002136dd"/>
    </style:style>
    <style:style style:name="T33" style:family="text">
      <style:text-properties officeooo:rsid="007b3938"/>
    </style:style>
    <style:style style:name="T34" style:family="text">
      <style:text-properties officeooo:rsid="00091d96" style:font-name-asian="Times New Roman" style:font-name-complex="Times New Roman"/>
    </style:style>
    <style:style style:name="T35" style:family="text">
      <style:text-properties officeooo:rsid="006b8efb" style:font-name-asian="Times New Roman" style:font-name-complex="Times New Roman"/>
    </style:style>
    <style:style style:name="T36" style:family="text">
      <style:text-properties officeooo:rsid="0016e34c" style:font-name-asian="Times New Roman" style:font-name-complex="Times New Roman"/>
    </style:style>
    <style:style style:name="T37" style:family="text">
      <style:text-properties officeooo:rsid="002ad0a6" style:font-name-asian="Times New Roman" style:font-name-complex="Times New Roman"/>
    </style:style>
    <style:style style:name="T38" style:family="text">
      <style:text-properties officeooo:rsid="002dc3d8" style:font-name-asian="Times New Roman" style:font-name-complex="Times New Roman"/>
    </style:style>
    <style:style style:name="T39" style:family="text">
      <style:text-properties officeooo:rsid="002f8b25" style:font-name-asian="Times New Roman" style:font-name-complex="Times New Roman"/>
    </style:style>
    <style:style style:name="T40" style:family="text">
      <style:text-properties style:font-name="Linux Libertine G1" fo:font-weight="normal" officeooo:rsid="00199d73" style:font-name-asian="Times New Roman" style:font-weight-asian="normal" style:font-name-complex="Times New Roman" style:font-weight-complex="normal"/>
    </style:style>
    <style:style style:name="T41" style:family="text">
      <style:text-properties style:font-name="Linux Libertine G1" fo:font-weight="normal" officeooo:rsid="006b8efb" style:font-name-asian="Times New Roman" style:font-weight-asian="normal" style:font-name-complex="Times New Roman" style:font-weight-complex="normal"/>
    </style:style>
    <style:style style:name="T42" style:family="text">
      <style:text-properties style:font-name="Linux Libertine G1" fo:font-weight="normal" officeooo:rsid="00275da7" style:font-name-asian="Times New Roman" style:font-weight-asian="normal" style:font-name-complex="Times New Roman" style:font-weight-complex="normal"/>
    </style:style>
    <style:style style:name="T43" style:family="text">
      <style:text-properties style:font-name="Linux Libertine G1" fo:font-weight="bold" officeooo:rsid="006b8efb" style:font-name-asian="Times New Roman" style:font-weight-asian="bold" style:font-name-complex="Times New Roman" style:font-weight-complex="bold"/>
    </style:style>
    <style:style style:name="T44" style:family="text">
      <style:text-properties style:font-name="Linux Libertine G1" fo:font-weight="bold" officeooo:rsid="00199d73" style:font-name-asian="Times New Roman" style:font-weight-asian="bold" style:font-name-complex="Times New Roman" style:font-weight-complex="bold"/>
    </style:style>
    <style:style style:name="T45" style:family="text">
      <style:text-properties style:font-name="Linux Libertine G1" fo:font-weight="normal" officeooo:rsid="0027e7ae" style:font-name-asian="Times New Roman" style:font-weight-asian="normal" style:font-name-complex="Times New Roman" style:font-weight-complex="normal"/>
    </style:style>
    <style:style style:name="T46" style:family="text">
      <style:text-properties style:font-name="Linux Libertine G1" fo:font-weight="bold" officeooo:rsid="0027e7ae" style:font-name-asian="Times New Roman" style:font-weight-asian="bold" style:font-name-complex="Times New Roman" style:font-weight-complex="bold"/>
    </style:style>
    <style:style style:name="T47" style:family="text">
      <style:text-properties fo:font-weight="bold" officeooo:rsid="006c38a3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15e47a"/>
    </style:style>
    <style:style style:name="T50" style:family="text">
      <style:text-properties officeooo:rsid="006e19d4"/>
    </style:style>
    <style:style style:name="T51" style:family="text">
      <style:text-properties officeooo:rsid="0026f266"/>
    </style:style>
    <style:style style:name="T52" style:family="text">
      <style:text-properties officeooo:rsid="006e1c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OpenSource QUIZ</text:title></text:p>
      <text:p text:style-name="P1">Multiple Answers Can Be Correct</text:p>
      <text:list text:style-name="Kérdések_20_száma">
        <text:list-item>
          <text:p text:style-name="P2"><text:span text:style-name="T1">When can an https connection be trusted</text:span>?</text:p>
        </text:list-item>
      </text:list>
      <text:p text:style-name="P3">□ <text:span text:style-name="T1">always</text:span><text:line-break/>□ <text:span text:style-name="T1">never</text:span><text:line-break/>□ <text:span text:style-name="T1">if a trusted certificate authority signed it</text:span><text:line-break/>□ <text:span text:style-name="T1">if the certificate is before expiration</text:span></text:p>
      <text:list text:continue-numbering="true" text:style-name="Kérdések_20_száma">
        <text:list-item>
          <text:p text:style-name="P2"><text:span text:style-name="T2">Which </text:span>OpenStreetMap<text:span text:style-name="T2">-based software is capable of countrywide offline mobile navigation</text:span>?</text:p>
        </text:list-item>
      </text:list>
      <text:p text:style-name="P3">□ OsmAnd<text:tab/>□ <text:span text:style-name="T3">Organic Maps</text:span><text:tab/>□ Google Maps<text:tab/>□ Here Maps</text:p>
      <text:list text:continue-numbering="true" text:style-name="Kérdések_20_száma">
        <text:list-item>
          <text:p text:style-name="Kérdések"><text:span text:style-name="T4">What are the four principles of the </text:span>Fedora Project?</text:p>
        </text:list-item>
      </text:list>
      <text:p text:style-name="P4">□ <text:span text:style-name="T4">Join, Plan, Program, Share<text:tab/>□ Use, Develop, Compile, Pack<text:line-break/>□ Freedom, Ease, Soaring, Together<text:tab/>□ Freedom, Friends, Features, First</text:span></text:p>
      <text:list text:continue-numbering="true" text:style-name="Kérdések_20_száma">
        <text:list-item>
          <text:p text:style-name="P2"><text:span text:style-name="T5">Who can access your data in the cloud</text:span> (<text:span text:style-name="T6">G</text:span>oogle, <text:span text:style-name="T6">F</text:span>acebook, …)?</text:p>
        </text:list-item>
      </text:list>
      <text:p text:style-name="P5"><text:span text:style-name="T7">□ </text:span><text:span text:style-name="T8">you</text:span><text:span text:style-name="T7"><text:tab/>□ </text:span><text:span text:style-name="T8">whom you have given permission<text:tab/></text:span><text:span text:style-name="T7">□ </text:span><text:span text:style-name="T8">the service provider<text:line-break/></text:span><text:span text:style-name="T7">□ </text:span><text:span text:style-name="T8">anyone, whom the service provider gave the data</text:span></text:p>
      <text:list text:continue-numbering="true" text:style-name="Kérdések_20_száma">
        <text:list-item>
          <text:p text:style-name="P6">What is the mascot of Linux?</text:p>
        </text:list-item>
      </text:list>
      <text:p text:style-name="Lehetőségek">□ <text:span text:style-name="T5">Mouse</text:span><text:tab/>□ <text:span text:style-name="T5">Penguin</text:span><text:tab/>□ <text:span text:style-name="T5">Cheetah</text:span><text:tab/>□ <text:span text:style-name="T5">Fox</text:span></text:p>
      <text:list text:continue-numbering="true" text:style-name="Kérdések_20_száma">
        <text:list-item>
          <text:p text:style-name="P6">Which of these are true about free software?</text:p>
        </text:list-item>
      </text:list>
      <text:p text:style-name="P7">□ <text:span text:style-name="T5">Can be used for any purpose, without limitation<text:line-break/>□ Free to study and modify on demand, for which the accessibility of the source code is required<text:tab/>□ Free to copy to help others<text:line-break/>□ Free to improve upon, and free to share the results with others</text:span></text:p>
      <text:list text:continue-numbering="true" text:style-name="Kérdések_20_száma">
        <text:list-item>
          <text:p text:style-name="P8"><text:span text:style-name="T5">With which of these software can you edit </text:span>OpenStreetMap?</text:p>
        </text:list-item>
      </text:list>
      <text:p text:style-name="P4">□ JOSM – Java OpenStreetMap Editor<text:tab/><text:tab/>□ OsmAnd<text:line-break/>□ <text:span text:style-name="T9">Organic Maps</text:span><text:tab/><text:tab/><text:tab/>□ <text:span text:style-name="T10">i</text:span>D Editor</text:p>
      <text:list text:continue-numbering="true" text:style-name="Kérdések_20_száma">
        <text:list-item>
          <text:p text:style-name="P6">Linux Mint, Ubuntu and Fedora are...</text:p>
        </text:list-item>
      </text:list>
      <text:p text:style-name="P5"><text:span text:style-name="T7">□ </text:span><text:span text:style-name="T8">Free to download and use, the updates are also free.</text:span><text:span text:style-name="T7"><text:line-break/>□ </text:span><text:span text:style-name="T8">Downloadable for money, but the update are free.</text:span><text:span text:style-name="T7"><text:line-break/>□ </text:span><text:span text:style-name="T8">Downloadable for money, and the updates are monetized too.</text:span></text:p>
      <text:list text:continue-numbering="true" text:style-name="Kérdések_20_száma">
        <text:list-item>
          <text:p text:style-name="P9"><text:span text:style-name="T5">Who can edit </text:span>Wikip<text:span text:style-name="T5">e</text:span>dia <text:span text:style-name="T5">and OpenStreetMap?</text:span></text:p>
        </text:list-item>
      </text:list>
      <text:p text:style-name="P10">□ <text:span text:style-name="T5">Anybody</text:span><text:tab/>□ <text:span text:style-name="T5">Anybody, after registration<text:tab/></text:span>□ <text:span text:style-name="T5">Those with ministerial licence</text:span></text:p>
      <text:list text:continue-numbering="true" text:style-name="Kérdések_20_száma">
        <text:list-item>
          <text:p text:style-name="P11"><text:span text:style-name="T11">What to do, if you find a bug in</text:span><text:span text:style-name="T12"> Moz</text:span><text:span text:style-name="T13">i</text:span><text:span text:style-name="T12">lla, LibreOffice, Ubuntu </text:span><text:span text:style-name="T11">or other open source projects</text:span><text:span text:style-name="T12">?</text:span></text:p>
        </text:list-item>
      </text:list>
      <text:p text:style-name="P12">□ <text:span text:style-name="T5">I contact the Mafia, they can arrange everything</text:span><text:line-break/>□I will try to locate the error on the project's <text:span text:style-name="T14">bugtracker</text:span>. <text:span text:style-name="T5">If I don’t find it, I write how to reproduce the problem, and then I – if needed – give the document or the name of website causing the problem.</text:span><text:line-break/>□ <text:span text:style-name="T5">In my awful rage, I make a DVD sacrifice at full moon, and I read out from the yet unreleased chapters of „Book of Mozilla”</text:span>.</text:p>
      <text:list text:continue-numbering="true" text:style-name="Kérdések_20_száma">
        <text:list-item>
          <text:p text:style-name="P2"><text:span text:style-name="T15">Can you run Linux programs under</text:span> Windows 10?</text:p>
        </text:list-item>
      </text:list>
      <text:p text:style-name="Lehetőségek">□ In <text:span text:style-name="T15">VMs, yes</text:span><text:tab/>□ <text:span text:style-name="T15">Only if it has a Windows port</text:span><text:tab/>□ <text:span text:style-name="T15">Yes, under </text:span>W.I.N.E.<text:line-break/>□ <text:span text:style-name="T15">Yes, nearly all of them</text:span><text:tab/><text:tab/>□ N<text:span text:style-name="T15">ope</text:span></text:p>
      <text:list text:continue-numbering="true" text:style-name="Kérdések_20_száma">
        <text:list-item>
          <text:p text:style-name="P2"><text:span text:style-name="T15">Who can access mail sent in encrypted channels</text:span> (smtps/starttls)?</text:p>
        </text:list-item>
      </text:list>
      <text:p text:style-name="P13"><text:span text:style-name="T7">□ </text:span><text:span text:style-name="T16">the recipient<text:tab/></text:span><text:span text:style-name="T7">□</text:span><text:span text:style-name="T17"> </text:span><text:span text:style-name="T16">the mail administrator of the recipient</text:span><text:span text:style-name="T7"><text:line-break/>□ </text:span><text:span text:style-name="T16">every mail administrator </text:span><text:span text:style-name="T18">in the e-mail chain<text:tab/></text:span><text:span text:style-name="T17">□ </text:span><text:span text:style-name="T18">anyone</text:span></text:p>
      <text:list text:continue-numbering="true" text:style-name="Kérdések_20_száma">
        <text:list-item>
          <text:p text:style-name="P14"><text:span text:style-name="T18">How many weeks pass between two releases of</text:span><text:span text:style-name="T7"> Firefox? </text:span></text:p>
        </text:list-item>
      </text:list>
      <text:p text:style-name="P15">□ <text:span text:style-name="T19">6</text:span><text:tab/>□ <text:span text:style-name="T19">4</text:span><text:tab/>□ 43</text:p>
      <text:list text:continue-numbering="true" text:style-name="Kérdések_20_száma">
        <text:list-item>
          <text:p text:style-name="P2"><text:span text:style-name="T20">What does the</text:span> W.I.N.E. <text:span text:style-name="T20">acronym mean</text:span>?</text:p>
        </text:list-item>
      </text:list>
      <text:p text:style-name="Lehetőségek"><text:span text:style-name="T21">□ </text:span>Windows Interactive Natural Engine<text:tab/><text:span text:style-name="T21">□ </text:span>Wine Is Not <text:span text:style-name="T20">an</text:span> Emulator<text:line-break/><text:span text:style-name="T21">□ </text:span>Wicked Installer, Not Effective<text:tab/><text:span text:style-name="T21">□ Well, It’s Not Evident</text:span></text:p>
      <text:list text:continue-numbering="true" text:style-name="Kérdések_20_száma">
        <text:list-item>
          <text:p text:style-name="P2"><text:span text:style-name="T20">How can you contribute to free software and content</text:span>?</text:p>
        </text:list-item>
      </text:list>
      <text:p text:style-name="P16">□ <text:span text:style-name="T20">Programming</text:span><text:tab/>□ <text:span text:style-name="T20">Localization</text:span><text:tab/>□ <text:span text:style-name="T20">Testing</text:span><text:line-break/>□ <text:span text:style-name="T20">Writing articles<text:tab/></text:span>□ <text:span text:style-name="T20">Collecting </text:span>POI<text:span text:style-name="T20">s<text:tab/></text:span>□ <text:span text:style-name="T20">Local volunteer work</text:span><text:line-break/>□ <text:span text:style-name="T20">Social media content<text:tab/></text:span>□ <text:span text:style-name="T20">Helping on forums<text:line-break/></text:span>□ <text:span text:style-name="T20">Writing documentation<text:tab/></text:span>□ <text:span text:style-name="T20">Mapping</text:span><text:tab/>□ <text:span text:style-name="T20">Any other good ideas</text:span></text:p>
      <text:list text:continue-numbering="true" text:style-name="Kérdések_20_száma">
        <text:list-item>
          <text:p text:style-name="P2"><text:span text:style-name="T22">What is </text:span>fair trade?</text:p>
        </text:list-item>
      </text:list>
      <text:p text:style-name="P17">□ <text:span text:style-name="T22">Commercial relationship, which is based on dialogue, mutual respect, transparency and strives for greater equality <text:s text:c="3"/>□ Board game for loan sharks</text:span><text:line-break/>□ <text:span text:style-name="T22">The utopian novel of </text:span>Max Havelaar <text:span text:style-name="T22">about the colony system of the 22th century</text:span></text:p>
      <text:list text:continue-numbering="true" text:style-name="Kérdések_20_száma">
        <text:list-item>
          <text:p text:style-name="P2"><text:span text:style-name="T23">On which platforms is the mobile version of</text:span> Firefox <text:span text:style-name="T23">available</text:span>?</text:p>
        </text:list-item>
      </text:list>
      <text:p text:style-name="Lehetőségek">□ Symbian<text:tab/>□ Bada<text:tab/>□ Android<text:tab/>□ iOS</text:p>
      <text:list text:continue-numbering="true" text:style-name="Kérdések_20_száma">
        <text:list-item>
          <text:p text:style-name="P18"><text:span text:style-name="T23">Document freedom is important, because</text:span>…</text:p>
        </text:list-item>
      </text:list>
      <text:p text:style-name="P19">□ <text:span text:style-name="T23">Everyone can create, send, save documents without the need to use the proprietary software of a single company</text:span><text:line-break/>□ <text:span text:style-name="T23">In a free world, documents must also be free</text:span><text:line-break/>□ <text:span text:style-name="T23">This way, I can get more funny slideshows from my friends and coworkers</text:span></text:p>
      <text:list text:continue-numbering="true" text:style-name="Kérdések_20_száma">
        <text:list-item>
          <text:p text:style-name="P20"><text:soft-page-break/>How can you encrypt sent e-mails?</text:p>
        </text:list-item>
      </text:list>
      <text:p text:style-name="Lehetőségek">□ <text:span text:style-name="T23">It’s unnecessary, only the sender and the recipient can see it</text:span><text:line-break/>□ <text:span text:style-name="T23">With GnuPG (even from Thunderbird, with the Enigmail add-on) it’s easy</text:span><text:line-break/>□ <text:span text:style-name="T23">You can just skip the consonants from every word</text:span></text:p>
      <text:list text:continue-numbering="true" text:style-name="Kérdések_20_száma">
        <text:list-item>
          <text:p text:style-name="Kérdések"><text:span text:style-name="T24">Select a strong password</text:span><text:span text:style-name="T25">! </text:span><text:span text:style-name="T24">Which one would you choose</text:span><text:span text:style-name="T26">?</text:span></text:p>
        </text:list-item>
      </text:list>
      <text:p text:style-name="P5">□ <text:span text:style-name="T27">Peter-13<text:tab/></text:span>□ <text:span text:style-name="T27">123456<text:tab/></text:span>□ <text:span text:style-name="T27">test123<text:tab/>□ 8475_VzEs@Jt</text:span></text:p>
      <text:list text:continue-numbering="true" text:style-name="Kérdések_20_száma">
        <text:list-item>
          <text:p text:style-name="P2"><text:span text:style-name="T28">Which Creative Commons licenses are free culture licenses</text:span>?</text:p>
        </text:list-item>
      </text:list>
      <text:p text:style-name="Lehetőségek">□ <text:span text:style-name="T29">CC-BY</text:span><text:tab/>□ <text:span text:style-name="T29">CC-BY-NC</text:span><text:tab/>□ <text:span text:style-name="T29">CC-BY-ND<text:line-break/>□ CC-BY-NC-ND<text:tab/>□ CC-BY-SA<text:tab/>□ CC-BY-SA-NC</text:span></text:p>
      <text:list text:continue-numbering="true" text:style-name="Kérdések_20_száma">
        <text:list-item>
          <text:p text:style-name="P21">What is a Live CD?</text:p>
        </text:list-item>
      </text:list>
      <text:p text:style-name="Lehetőségek">□ <text:span text:style-name="T28">Te installation media of Linux distributions, like Linux Mint, where you can try the system before installation. Written to an USB key, it can be used for daily work.</text:span><text:line-break/><text:span text:style-name="T30">□ A compilation CD from the best tracks of a music festival<text:line-break/>□ CD-drive repair CD, which breathes new life to the old drives</text:span></text:p>
      <text:list text:continue-numbering="true" text:style-name="Kérdések_20_száma">
        <text:list-item>
          <text:p text:style-name="P2"><text:span text:style-name="T31">Roughly how many gigabytes in size is the global map database of</text:span> OpenStreetMap?</text:p>
        </text:list-item>
      </text:list>
      <text:p text:style-name="Lehetőségek">□ <text:span text:style-name="T32">15</text:span><text:tab/>□ <text:span text:style-name="T33">72</text:span><text:tab/>□ <text:span text:style-name="T32">206<text:tab/>□ 404</text:span></text:p>
      <text:list text:continue-numbering="true" text:style-name="Kérdések_20_száma">
        <text:list-item>
          <text:p text:style-name="P2"><text:span text:style-name="T31">What is </text:span>OpenBadges?</text:p>
        </text:list-item>
      </text:list>
      <text:p text:style-name="P5"><text:span text:style-name="T34">□ </text:span><text:span text:style-name="T35">Digital badges for knowledge</text:span><text:span text:style-name="T36"><text:tab/></text:span><text:span text:style-name="T34">□ </text:span><text:span text:style-name="T35">Night Club in the city</text:span><text:span text:style-name="T37"><text:line-break/></text:span><text:span text:style-name="T34">□ </text:span><text:span text:style-name="T35">A </text:span><text:span text:style-name="T38">Bee Gees </text:span><text:span text:style-name="T35">tribute band</text:span><text:span text:style-name="T36"><text:tab/></text:span><text:span text:style-name="T34">□ </text:span><text:span text:style-name="T35">A rocket platform at</text:span><text:span text:style-name="T39"> NASA</text:span></text:p>
      <text:list text:continue-numbering="true" text:style-name="Kérdések_20_száma">
        <text:list-item>
          <text:p text:style-name="P2"><text:span text:style-name="T31">Which of these are free software</text:span>?</text:p>
        </text:list-item>
      </text:list>
      <text:p text:style-name="Lehetőségek">□ VLC<text:tab/>□ Microsoft Office<text:tab/>□ Firefox<text:tab/>□ Autodesk AutoCAD<text:line-break/>□ FreeCAD<text:tab/>□ Photoshop<text:tab/>□ LibreOffice<text:tab/>□ Google Chrome<text:line-break/>□ GIMP<text:tab/>□ Deezer<text:tab/>□ OpenShot<text:tab/>□ Simutrans<text:line-break/>□ Thunderbird<text:tab/>□ Call of Duty<text:tab/>□ DarkTable<text:tab/>□ μTorrent<text:line-break/>□ QGIS<text:tab/>□ Google Docs<text:tab/>□ Transmission<text:tab/>□ Total Commander<text:line-break/>□ Facebook<text:tab/>□ OpenWRT<text:tab/>□ Spotify<text:tab/>□ Double Commander<text:line-break/>□ Microsoft Windows<text:tab/>□ Unvanquished<text:tab/>□ WinRAR<text:tab/>□ Mixxx</text:p>
      <text:p text:style-name="P22"><text:span text:style-name="T40">□ </text:span><text:span text:style-name="T41">Yes</text:span><text:span text:style-name="T42">, </text:span><text:span text:style-name="T43">I would like more information and useful links in e-mail</text:span><text:span text:style-name="T40"> </text:span><text:span text:style-name="T41">about contributing in the development, testing, documenting and advocating of free software</text:span><text:span text:style-name="T40">! </text:span><text:span text:style-name="T41">Don’t forget to give your e-mail address.</text:span><text:span text:style-name="T44"><text:line-break/></text:span><text:span text:style-name="T40">□ </text:span><text:span text:style-name="T41">I would like a</text:span><text:span text:style-name="T45"> </text:span><text:span text:style-name="T46">digit</text:span><text:span text:style-name="T43">al badge for filling in the quiz</text:span><text:span text:style-name="T45">!</text:span></text:p>
      <text:p text:style-name="P23"/>
      <text:p text:style-name="P24"><text:span text:style-name="T47">Name</text:span><text:span text:style-name="T48">:</text:span><text:tab/><text:tab/></text:p>
      <text:p text:style-name="P25"/>
      <text:p text:style-name="P25"><text:span text:style-name="T48">E-mail:</text:span><text:tab/><text:tab/></text:p>
      <text:p text:style-name="P26"/>
      <text:p text:style-name="P27"><text:soft-page-break/><text:span text:style-name="T31">Where did you hear about free sofware</text:span>: <text:tab/></text:p>
      <text:p text:style-name="P27"><text:span text:style-name="T31">For how long do you use </text:span>Firefox <text:span text:style-name="T31">and Thunderbird</text:span>: <text:tab/> <text:span text:style-name="T31">years</text:span></text:p>
      <text:p text:style-name="P27"><text:span text:style-name="T31">For how long <text:s/>do you use Linux</text:span>: <text:tab/> <text:span text:style-name="T31">years</text:span></text:p>
      <text:p text:style-name="P27"><text:span text:style-name="T31">For how long <text:s/>do you use</text:span> <text:span text:style-name="T49">LibreOffice: <text:tab/> years</text:span></text:p>
      <text:list text:continue-numbering="true" text:style-name="Kérdések_20_száma">
        <text:list-item>
          <text:p text:style-name="P2"><text:span text:style-name="T50">What is your opinion about Firefox, and its Android/iOS versions</text:span>?</text:p>
        </text:list-item>
      </text:list>
      <text:p text:style-name="Lehetőségek"><text:line-break/><text:line-break/></text:p>
      <text:list text:continue-numbering="true" text:style-name="Kérdések_20_száma">
        <text:list-item>
          <text:p text:style-name="P2"><text:span text:style-name="T50">Would you contribute to the </text:span>Mozilla, <text:span text:style-name="T51">Wikipedia, OpenStreetMap, Linux Mint or Fedora projects? If yes, in which ones?</text:span></text:p>
        </text:list-item>
      </text:list>
      <text:p text:style-name="Lehetőségek"><text:line-break/><text:line-break/></text:p>
      <text:list text:continue-numbering="true" text:style-name="Kérdések_20_száma">
        <text:list-item>
          <text:p text:style-name="P2"><text:span text:style-name="T50">Which </text:span>Mozilla <text:span text:style-name="T50">products and services do you use</text:span>?</text:p>
        </text:list-item>
      </text:list>
      <text:p text:style-name="Lehetőségek"><text:line-break/><text:line-break/><text:line-break/></text:p>
      <text:list text:continue-numbering="true" text:style-name="Kérdések_20_száma">
        <text:list-item>
          <text:p text:style-name="P2"><text:span text:style-name="T52">Where do you get information about news on free software and free culture</text:span>?</text:p>
        </text:list-item>
      </text:list>
      <text:p text:style-name="P28"><text:line-break/><text:line-break/><text:line-break/></text:p>
      <text:list text:continue-numbering="true" text:style-name="Kérdések_20_száma">
        <text:list-item>
          <text:p text:style-name="P29">You can draw something, which has something to do with free software ;o) :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inux Biolinum G1" svg:font-family="'Linux Biolinum G'" style:font-adornments="Félkövér" style:font-pitch="variable"/>
    <style:font-face style:name="Linux Biolinum G2" svg:font-family="'Linux Biolinum G'" style:font-adornments="Általános" style:font-pitch="variable"/>
    <style:font-face style:name="Linux Biolinum G:smcp=1" svg:font-family="'Linux Biolinum G:smcp=1'" style:font-pitch="variable"/>
    <style:font-face style:name="Linux Biolinum G:smcp=11" svg:font-family="'Linux Biolinum G:smcp=1'" style:font-adornments="Általános" style:font-pitch="variable"/>
    <style:font-face style:name="Linux Libertine G" svg:font-family="'Linux Libertine G'"/>
    <style:font-face style:name="Linux Libertine G1" svg:font-family="'Linux Libertine G'" style:font-pitch="variable"/>
    <style:font-face style:name="Linux Libertine G2" svg:font-family="'Linux Libertine G'" style:font-adornments="Általános" style:font-pitch="variable"/>
    <style:font-face style:name="Linux Libertine G:smcp=1" svg:font-family="'Linux Libertine G:smcp=1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en" fo:country="GB" style:letter-kerning="true" style:font-name-asian="AR PL UMing H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n" fo:country="GB" style:letter-kerning="true" style:font-name-asian="AR PL UMing H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101cm" fo:margin-bottom="0.199cm" style:contextual-spacing="false" fo:text-indent="0cm" style:auto-text-indent="false" style:page-number="auto" style:writing-mode="pag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nux Libertine G2" fo:font-family="'Linux Libertine G'" style:font-style-name="Általáno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15cm" fo:margin-bottom="0cm" style:contextual-spacing="false" fo:text-align="justify" style:justify-single-word="false" fo:keep-together="always" style:page-number="auto" fo:padding="0.101cm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normal" fo:text-transform="none" style:font-name="Linux Biolinum G2" fo:font-family="'Linux Biolinum G'" style:font-style-name="Általáno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 style:writing-mode="page">
        <style:tab-stops/>
      </style:paragraph-properties>
      <style:text-properties style:font-name="Linux Biolinum G1" fo:font-family="'Linux Biolinum G'" style:font-style-name="Félkövér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 style:writing-mode="page">
        <style:tab-stops>
          <style:tab-stop style:position="3cm"/>
          <style:tab-stop style:position="18cm" style:type="right" style:leader-style="solid" style:leader-text="_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2%" style:num-format="" text:start-value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" style:num-format="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loext:num-list-format="%4%" style:num-format="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loext:num-list-format="%5%" style:num-format="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loext:num-list-format="%6%" style:num-format="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loext:num-list-format="%7%" style:num-format="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loext:num-list-format="%8%" style:num-format="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loext:num-list-format="%9%" style:num-format="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loext:num-list-format="%10%" style:num-format="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WW8Num2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font-name="Linux Biolinum G:smcp=1"/>
    </style:style>
    <style:style style:name="MT2" style:family="text">
      <style:text-properties style:text-underline-style="none"/>
    </style:style>
    <style:style style:name="MT3" style:family="text">
      <style:text-properties style:font-name="Linux Biolinum G" style:text-underline-style="none" officeooo:rsid="0045103d"/>
    </style:style>
    <style:style style:name="MT4" style:family="text">
      <style:text-properties style:font-name="Linux Biolinum G" style:text-underline-style="none" officeooo:rsid="0031bad1"/>
    </style:style>
    <style:style style:name="MT5" style:family="text">
      <style:text-properties style:font-name="Linux Biolinum G" style:text-underline-style="none" officeooo:rsid="00799951"/>
    </style:style>
    <style:style style:name="MT6" style:family="text">
      <style:text-properties style:font-name="Linux Biolinum G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<text:span text:style-name="MT1"><text:title>OpenSource QUIZ</text:title></text:span><text:span text:style-name="MT2"><text:tab/><text:tab/></text:span><text:span text:style-name="MT3">3</text:span><text:span text:style-name="MT4">.</text:span><text:span text:style-name="MT5">4</text:span></text:p>
      </style:header>
      <style:footer>
        <text:p text:style-name="Footer"><text:tab/><text:span text:style-name="MT6">[ </text:span><text:span text:style-name="MT6"><text:page-number text:select-page="current">4</text:page-number></text:span><text:span text:style-name="MT6"><text:s/>| </text:span><text:span text:style-name="MT6"><text:page-count>4</text:page-count></text:span><text:span text:style-name="MT6"><text:s/>]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mi </meta:initial-creator>
    <meta:creation-date>2011-03-26T15:13:16</meta:creation-date>
    <dc:date>2025-04-29T11:26:59.804166394</dc:date>
    <meta:editing-duration>PT12H13M8S</meta:editing-duration>
    <meta:editing-cycles>273</meta:editing-cycles>
    <meta:generator>LibreOffice/24.8.5.2$Linux_X86_64 LibreOffice_project/480$Build-2</meta:generator>
    <dc:title>OpenSource QUIZ</dc:title>
    <meta:printed-by>kami </meta:printed-by>
    <meta:print-date>2011-07-13T12:19:27</meta:print-date>
    <meta:document-statistic meta:table-count="0" meta:image-count="0" meta:object-count="0" meta:page-count="4" meta:paragraph-count="70" meta:word-count="1036" meta:character-count="5665" meta:non-whitespace-character-count="4688"/>
  </office:meta>
</office:document-meta>
</file>